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formula="of:=COM.MICROSOFT.CONCAT(&quot;(&quot;;[.A1];&quot;,0)&quot;)" office:value-type="string" office:string-value="(0,0)" calcext:value-type="string">
            <text:p>(0,0)</text:p>
          </table:table-cell>
          <table:table-cell office:value-type="string" calcext:value-type="string">
            <text:p>,</text:p>
          </table:table-cell>
          <table:table-cell table:formula="of:=COM.MICROSOFT.CONCAT(&quot;(&quot;;[.A1];&quot;,5)&quot;)" office:value-type="string" office:string-value="(0,5)" calcext:value-type="string">
            <text:p>(0,5)</text:p>
          </table:table-cell>
          <table:table-cell office:value-type="string" calcext:value-type="string">
            <text:p>,</text:p>
          </table:table-cell>
          <table:table-cell table:formula="of:=COM.MICROSOFT.CONCAT(&quot;(&quot;;[.A1];&quot;,6)&quot;)" office:value-type="string" office:string-value="(0,6)" calcext:value-type="string">
            <text:p>(0,6)</text:p>
          </table:table-cell>
          <table:table-cell office:value-type="string" calcext:value-type="string">
            <text:p>,</text:p>
          </table:table-cell>
          <table:table-cell table:formula="of:=COM.MICROSOFT.CONCAT(&quot;(&quot;;[.A1];&quot;,7)&quot;)" office:value-type="string" office:string-value="(0,7)" calcext:value-type="string">
            <text:p>(0,7)</text:p>
          </table:table-cell>
          <table:table-cell office:value-type="string" calcext:value-type="string">
            <text:p>,</text:p>
          </table:table-cell>
          <table:table-cell table:formula="of:=COM.MICROSOFT.CONCAT(&quot;(&quot;;[.A1];&quot;,8)&quot;)" office:value-type="string" office:string-value="(0,8)" calcext:value-type="string">
            <text:p>(0,8)</text:p>
          </table:table-cell>
          <table:table-cell office:value-type="string" calcext:value-type="string">
            <text:p>,</text:p>
          </table:table-cell>
          <table:table-cell table:formula="of:=COM.MICROSOFT.CONCAT(&quot;(&quot;;[.A1];&quot;,10)&quot;)" office:value-type="string" office:string-value="(0,10)" calcext:value-type="string">
            <text:p>(0,10)</text:p>
          </table:table-cell>
          <table:table-cell office:value-type="string" calcext:value-type="string">
            <text:p>,</text:p>
          </table:table-cell>
          <table:table-cell table:formula="of:=COM.MICROSOFT.CONCAT(&quot;(&quot;;[.A1];&quot;,11)&quot;)" office:value-type="string" office:string-value="(0,11)" calcext:value-type="string">
            <text:p>(0,11)</text:p>
          </table:table-cell>
          <table:table-cell office:value-type="string" calcext:value-type="string">
            <text:p>,</text:p>
          </table:table-cell>
          <table:table-cell table:formula="of:=COM.MICROSOFT.CONCAT(&quot;(&quot;;[.A1];&quot;,12)&quot;)" office:value-type="string" office:string-value="(0,12)" calcext:value-type="string">
            <text:p>(0,12)</text:p>
          </table:table-cell>
          <table:table-cell office:value-type="string" calcext:value-type="string">
            <text:p>,</text:p>
          </table:table-cell>
          <table:table-cell table:formula="of:=COM.MICROSOFT.CONCAT(&quot;(&quot;;[.A1];&quot;,13)&quot;)" office:value-type="string" office:string-value="(0,13)" calcext:value-type="string">
            <text:p>(0,13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ageReceived</text:p>
          </table:table-cell>
          <table:table-cell table:number-columns-repeated="2"/>
          <table:table-cell table:formula="of:=COM.MICROSOFT.CONCAT(&quot;(&quot;;[.A2];&quot;,0)&quot;)" office:value-type="string" office:string-value="(1,0)" calcext:value-type="string">
            <text:p>(1,0)</text:p>
          </table:table-cell>
          <table:table-cell office:value-type="string" calcext:value-type="string">
            <text:p>,</text:p>
          </table:table-cell>
          <table:table-cell table:formula="of:=COM.MICROSOFT.CONCAT(&quot;(&quot;;[.A2];&quot;,5)&quot;)" office:value-type="string" office:string-value="(1,5)" calcext:value-type="string">
            <text:p>(1,5)</text:p>
          </table:table-cell>
          <table:table-cell office:value-type="string" calcext:value-type="string">
            <text:p>,</text:p>
          </table:table-cell>
          <table:table-cell table:formula="of:=COM.MICROSOFT.CONCAT(&quot;(&quot;;[.A2];&quot;,6)&quot;)" office:value-type="string" office:string-value="(1,6)" calcext:value-type="string">
            <text:p>(1,6)</text:p>
          </table:table-cell>
          <table:table-cell office:value-type="string" calcext:value-type="string">
            <text:p>,</text:p>
          </table:table-cell>
          <table:table-cell table:formula="of:=COM.MICROSOFT.CONCAT(&quot;(&quot;;[.A2];&quot;,7)&quot;)" office:value-type="string" office:string-value="(1,7)" calcext:value-type="string">
            <text:p>(1,7)</text:p>
          </table:table-cell>
          <table:table-cell office:value-type="string" calcext:value-type="string">
            <text:p>,</text:p>
          </table:table-cell>
          <table:table-cell table:formula="of:=COM.MICROSOFT.CONCAT(&quot;(&quot;;[.A2];&quot;,8)&quot;)" office:value-type="string" office:string-value="(1,8)" calcext:value-type="string">
            <text:p>(1,8)</text:p>
          </table:table-cell>
          <table:table-cell office:value-type="string" calcext:value-type="string">
            <text:p>,</text:p>
          </table:table-cell>
          <table:table-cell table:formula="of:=COM.MICROSOFT.CONCAT(&quot;(&quot;;[.A2];&quot;,10)&quot;)" office:value-type="string" office:string-value="(1,10)" calcext:value-type="string">
            <text:p>(1,10)</text:p>
          </table:table-cell>
          <table:table-cell office:value-type="string" calcext:value-type="string">
            <text:p>,</text:p>
          </table:table-cell>
          <table:table-cell table:formula="of:=COM.MICROSOFT.CONCAT(&quot;(&quot;;[.A2];&quot;,11)&quot;)" office:value-type="string" office:string-value="(1,11)" calcext:value-type="string">
            <text:p>(1,11)</text:p>
          </table:table-cell>
          <table:table-cell office:value-type="string" calcext:value-type="string">
            <text:p>,</text:p>
          </table:table-cell>
          <table:table-cell table:formula="of:=COM.MICROSOFT.CONCAT(&quot;(&quot;;[.A2];&quot;,12)&quot;)" office:value-type="string" office:string-value="(1,12)" calcext:value-type="string">
            <text:p>(1,12)</text:p>
          </table:table-cell>
          <table:table-cell office:value-type="string" calcext:value-type="string">
            <text:p>,</text:p>
          </table:table-cell>
          <table:table-cell table:formula="of:=COM.MICROSOFT.CONCAT(&quot;(&quot;;[.A2];&quot;,13)&quot;)" office:value-type="string" office:string-value="(1,13)" calcext:value-type="string">
            <text:p>(1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ft</text:p>
          </table:table-cell>
          <table:table-cell table:number-columns-repeated="2"/>
          <table:table-cell table:formula="of:=COM.MICROSOFT.CONCAT(&quot;(&quot;;[.A3];&quot;,0)&quot;)" office:value-type="string" office:string-value="(2,0)" calcext:value-type="string">
            <text:p>(2,0)</text:p>
          </table:table-cell>
          <table:table-cell office:value-type="string" calcext:value-type="string">
            <text:p>,</text:p>
          </table:table-cell>
          <table:table-cell table:formula="of:=COM.MICROSOFT.CONCAT(&quot;(&quot;;[.A3];&quot;,5)&quot;)" office:value-type="string" office:string-value="(2,5)" calcext:value-type="string">
            <text:p>(2,5)</text:p>
          </table:table-cell>
          <table:table-cell office:value-type="string" calcext:value-type="string">
            <text:p>,</text:p>
          </table:table-cell>
          <table:table-cell table:formula="of:=COM.MICROSOFT.CONCAT(&quot;(&quot;;[.A3];&quot;,6)&quot;)" office:value-type="string" office:string-value="(2,6)" calcext:value-type="string">
            <text:p>(2,6)</text:p>
          </table:table-cell>
          <table:table-cell office:value-type="string" calcext:value-type="string">
            <text:p>,</text:p>
          </table:table-cell>
          <table:table-cell table:formula="of:=COM.MICROSOFT.CONCAT(&quot;(&quot;;[.A3];&quot;,7)&quot;)" office:value-type="string" office:string-value="(2,7)" calcext:value-type="string">
            <text:p>(2,7)</text:p>
          </table:table-cell>
          <table:table-cell office:value-type="string" calcext:value-type="string">
            <text:p>,</text:p>
          </table:table-cell>
          <table:table-cell table:formula="of:=COM.MICROSOFT.CONCAT(&quot;(&quot;;[.A3];&quot;,8)&quot;)" office:value-type="string" office:string-value="(2,8)" calcext:value-type="string">
            <text:p>(2,8)</text:p>
          </table:table-cell>
          <table:table-cell office:value-type="string" calcext:value-type="string">
            <text:p>,</text:p>
          </table:table-cell>
          <table:table-cell table:formula="of:=COM.MICROSOFT.CONCAT(&quot;(&quot;;[.A3];&quot;,10)&quot;)" office:value-type="string" office:string-value="(2,10)" calcext:value-type="string">
            <text:p>(2,10)</text:p>
          </table:table-cell>
          <table:table-cell office:value-type="string" calcext:value-type="string">
            <text:p>,</text:p>
          </table:table-cell>
          <table:table-cell table:formula="of:=COM.MICROSOFT.CONCAT(&quot;(&quot;;[.A3];&quot;,11)&quot;)" office:value-type="string" office:string-value="(2,11)" calcext:value-type="string">
            <text:p>(2,11)</text:p>
          </table:table-cell>
          <table:table-cell office:value-type="string" calcext:value-type="string">
            <text:p>,</text:p>
          </table:table-cell>
          <table:table-cell table:formula="of:=COM.MICROSOFT.CONCAT(&quot;(&quot;;[.A3];&quot;,12)&quot;)" office:value-type="string" office:string-value="(2,12)" calcext:value-type="string">
            <text:p>(2,12)</text:p>
          </table:table-cell>
          <table:table-cell office:value-type="string" calcext:value-type="string">
            <text:p>,</text:p>
          </table:table-cell>
          <table:table-cell table:formula="of:=COM.MICROSOFT.CONCAT(&quot;(&quot;;[.A3];&quot;,13)&quot;)" office:value-type="string" office:string-value="(2,13)" calcext:value-type="string">
            <text:p>(2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une</text:p>
          </table:table-cell>
          <table:table-cell table:number-columns-repeated="2"/>
          <table:table-cell table:formula="of:=COM.MICROSOFT.CONCAT(&quot;(&quot;;[.A4];&quot;,0)&quot;)" office:value-type="string" office:string-value="(3,0)" calcext:value-type="string">
            <text:p>(3,0)</text:p>
          </table:table-cell>
          <table:table-cell office:value-type="string" calcext:value-type="string">
            <text:p>,</text:p>
          </table:table-cell>
          <table:table-cell table:formula="of:=COM.MICROSOFT.CONCAT(&quot;(&quot;;[.A4];&quot;,5)&quot;)" office:value-type="string" office:string-value="(3,5)" calcext:value-type="string">
            <text:p>(3,5)</text:p>
          </table:table-cell>
          <table:table-cell office:value-type="string" calcext:value-type="string">
            <text:p>,</text:p>
          </table:table-cell>
          <table:table-cell table:formula="of:=COM.MICROSOFT.CONCAT(&quot;(&quot;;[.A4];&quot;,6)&quot;)" office:value-type="string" office:string-value="(3,6)" calcext:value-type="string">
            <text:p>(3,6)</text:p>
          </table:table-cell>
          <table:table-cell office:value-type="string" calcext:value-type="string">
            <text:p>,</text:p>
          </table:table-cell>
          <table:table-cell table:formula="of:=COM.MICROSOFT.CONCAT(&quot;(&quot;;[.A4];&quot;,7)&quot;)" office:value-type="string" office:string-value="(3,7)" calcext:value-type="string">
            <text:p>(3,7)</text:p>
          </table:table-cell>
          <table:table-cell office:value-type="string" calcext:value-type="string">
            <text:p>,</text:p>
          </table:table-cell>
          <table:table-cell table:formula="of:=COM.MICROSOFT.CONCAT(&quot;(&quot;;[.A4];&quot;,8)&quot;)" office:value-type="string" office:string-value="(3,8)" calcext:value-type="string">
            <text:p>(3,8)</text:p>
          </table:table-cell>
          <table:table-cell office:value-type="string" calcext:value-type="string">
            <text:p>,</text:p>
          </table:table-cell>
          <table:table-cell table:formula="of:=COM.MICROSOFT.CONCAT(&quot;(&quot;;[.A4];&quot;,10)&quot;)" office:value-type="string" office:string-value="(3,10)" calcext:value-type="string">
            <text:p>(3,10)</text:p>
          </table:table-cell>
          <table:table-cell office:value-type="string" calcext:value-type="string">
            <text:p>,</text:p>
          </table:table-cell>
          <table:table-cell table:formula="of:=COM.MICROSOFT.CONCAT(&quot;(&quot;;[.A4];&quot;,11)&quot;)" office:value-type="string" office:string-value="(3,11)" calcext:value-type="string">
            <text:p>(3,11)</text:p>
          </table:table-cell>
          <table:table-cell office:value-type="string" calcext:value-type="string">
            <text:p>,</text:p>
          </table:table-cell>
          <table:table-cell table:formula="of:=COM.MICROSOFT.CONCAT(&quot;(&quot;;[.A4];&quot;,12)&quot;)" office:value-type="string" office:string-value="(3,12)" calcext:value-type="string">
            <text:p>(3,12)</text:p>
          </table:table-cell>
          <table:table-cell office:value-type="string" calcext:value-type="string">
            <text:p>,</text:p>
          </table:table-cell>
          <table:table-cell table:formula="of:=COM.MICROSOFT.CONCAT(&quot;(&quot;;[.A4];&quot;,13)&quot;)" office:value-type="string" office:string-value="(3,13)" calcext:value-type="string">
            <text:p>(3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want</text:p>
          </table:table-cell>
          <table:table-cell table:number-columns-repeated="2"/>
          <table:table-cell table:formula="of:=COM.MICROSOFT.CONCAT(&quot;(&quot;;[.A5];&quot;,0)&quot;)" office:value-type="string" office:string-value="(4,0)" calcext:value-type="string">
            <text:p>(4,0)</text:p>
          </table:table-cell>
          <table:table-cell office:value-type="string" calcext:value-type="string">
            <text:p>,</text:p>
          </table:table-cell>
          <table:table-cell table:formula="of:=COM.MICROSOFT.CONCAT(&quot;(&quot;;[.A5];&quot;,5)&quot;)" office:value-type="string" office:string-value="(4,5)" calcext:value-type="string">
            <text:p>(4,5)</text:p>
          </table:table-cell>
          <table:table-cell office:value-type="string" calcext:value-type="string">
            <text:p>,</text:p>
          </table:table-cell>
          <table:table-cell table:formula="of:=COM.MICROSOFT.CONCAT(&quot;(&quot;;[.A5];&quot;,6)&quot;)" office:value-type="string" office:string-value="(4,6)" calcext:value-type="string">
            <text:p>(4,6)</text:p>
          </table:table-cell>
          <table:table-cell office:value-type="string" calcext:value-type="string">
            <text:p>,</text:p>
          </table:table-cell>
          <table:table-cell table:formula="of:=COM.MICROSOFT.CONCAT(&quot;(&quot;;[.A5];&quot;,7)&quot;)" office:value-type="string" office:string-value="(4,7)" calcext:value-type="string">
            <text:p>(4,7)</text:p>
          </table:table-cell>
          <table:table-cell office:value-type="string" calcext:value-type="string">
            <text:p>,</text:p>
          </table:table-cell>
          <table:table-cell table:formula="of:=COM.MICROSOFT.CONCAT(&quot;(&quot;;[.A5];&quot;,8)&quot;)" office:value-type="string" office:string-value="(4,8)" calcext:value-type="string">
            <text:p>(4,8)</text:p>
          </table:table-cell>
          <table:table-cell office:value-type="string" calcext:value-type="string">
            <text:p>,</text:p>
          </table:table-cell>
          <table:table-cell table:formula="of:=COM.MICROSOFT.CONCAT(&quot;(&quot;;[.A5];&quot;,10)&quot;)" office:value-type="string" office:string-value="(4,10)" calcext:value-type="string">
            <text:p>(4,10)</text:p>
          </table:table-cell>
          <table:table-cell office:value-type="string" calcext:value-type="string">
            <text:p>,</text:p>
          </table:table-cell>
          <table:table-cell table:formula="of:=COM.MICROSOFT.CONCAT(&quot;(&quot;;[.A5];&quot;,11)&quot;)" office:value-type="string" office:string-value="(4,11)" calcext:value-type="string">
            <text:p>(4,11)</text:p>
          </table:table-cell>
          <table:table-cell office:value-type="string" calcext:value-type="string">
            <text:p>,</text:p>
          </table:table-cell>
          <table:table-cell table:formula="of:=COM.MICROSOFT.CONCAT(&quot;(&quot;;[.A5];&quot;,12)&quot;)" office:value-type="string" office:string-value="(4,12)" calcext:value-type="string">
            <text:p>(4,12)</text:p>
          </table:table-cell>
          <table:table-cell office:value-type="string" calcext:value-type="string">
            <text:p>,</text:p>
          </table:table-cell>
          <table:table-cell table:formula="of:=COM.MICROSOFT.CONCAT(&quot;(&quot;;[.A5];&quot;,13)&quot;)" office:value-type="string" office:string-value="(4,13)" calcext:value-type="string">
            <text:p>(4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lo</text:p>
          </table:table-cell>
          <table:table-cell table:number-columns-repeated="2"/>
          <table:table-cell table:formula="of:=COM.MICROSOFT.CONCAT(&quot;(&quot;;[.A6];&quot;,0)&quot;)" office:value-type="string" office:string-value="(5,0)" calcext:value-type="string">
            <text:p>(5,0)</text:p>
          </table:table-cell>
          <table:table-cell office:value-type="string" calcext:value-type="string">
            <text:p>,</text:p>
          </table:table-cell>
          <table:table-cell table:formula="of:=COM.MICROSOFT.CONCAT(&quot;(&quot;;[.A6];&quot;,5)&quot;)" office:value-type="string" office:string-value="(5,5)" calcext:value-type="string">
            <text:p>(5,5)</text:p>
          </table:table-cell>
          <table:table-cell office:value-type="string" calcext:value-type="string">
            <text:p>,</text:p>
          </table:table-cell>
          <table:table-cell table:formula="of:=COM.MICROSOFT.CONCAT(&quot;(&quot;;[.A6];&quot;,6)&quot;)" office:value-type="string" office:string-value="(5,6)" calcext:value-type="string">
            <text:p>(5,6)</text:p>
          </table:table-cell>
          <table:table-cell office:value-type="string" calcext:value-type="string">
            <text:p>,</text:p>
          </table:table-cell>
          <table:table-cell table:formula="of:=COM.MICROSOFT.CONCAT(&quot;(&quot;;[.A6];&quot;,7)&quot;)" office:value-type="string" office:string-value="(5,7)" calcext:value-type="string">
            <text:p>(5,7)</text:p>
          </table:table-cell>
          <table:table-cell office:value-type="string" calcext:value-type="string">
            <text:p>,</text:p>
          </table:table-cell>
          <table:table-cell table:formula="of:=COM.MICROSOFT.CONCAT(&quot;(&quot;;[.A6];&quot;,8)&quot;)" office:value-type="string" office:string-value="(5,8)" calcext:value-type="string">
            <text:p>(5,8)</text:p>
          </table:table-cell>
          <table:table-cell office:value-type="string" calcext:value-type="string">
            <text:p>,</text:p>
          </table:table-cell>
          <table:table-cell table:formula="of:=COM.MICROSOFT.CONCAT(&quot;(&quot;;[.A6];&quot;,10)&quot;)" office:value-type="string" office:string-value="(5,10)" calcext:value-type="string">
            <text:p>(5,10)</text:p>
          </table:table-cell>
          <table:table-cell office:value-type="string" calcext:value-type="string">
            <text:p>,</text:p>
          </table:table-cell>
          <table:table-cell table:formula="of:=COM.MICROSOFT.CONCAT(&quot;(&quot;;[.A6];&quot;,11)&quot;)" office:value-type="string" office:string-value="(5,11)" calcext:value-type="string">
            <text:p>(5,11)</text:p>
          </table:table-cell>
          <table:table-cell office:value-type="string" calcext:value-type="string">
            <text:p>,</text:p>
          </table:table-cell>
          <table:table-cell table:formula="of:=COM.MICROSOFT.CONCAT(&quot;(&quot;;[.A6];&quot;,12)&quot;)" office:value-type="string" office:string-value="(5,12)" calcext:value-type="string">
            <text:p>(5,12)</text:p>
          </table:table-cell>
          <table:table-cell office:value-type="string" calcext:value-type="string">
            <text:p>,</text:p>
          </table:table-cell>
          <table:table-cell table:formula="of:=COM.MICROSOFT.CONCAT(&quot;(&quot;;[.A6];&quot;,13)&quot;)" office:value-type="string" office:string-value="(5,13)" calcext:value-type="string">
            <text:p>(5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hi</text:p>
          </table:table-cell>
          <table:table-cell table:number-columns-repeated="2"/>
          <table:table-cell table:formula="of:=COM.MICROSOFT.CONCAT(&quot;(&quot;;[.A7];&quot;,0)&quot;)" office:value-type="string" office:string-value="(6,0)" calcext:value-type="string">
            <text:p>(6,0)</text:p>
          </table:table-cell>
          <table:table-cell office:value-type="string" calcext:value-type="string">
            <text:p>,</text:p>
          </table:table-cell>
          <table:table-cell table:formula="of:=COM.MICROSOFT.CONCAT(&quot;(&quot;;[.A7];&quot;,5)&quot;)" office:value-type="string" office:string-value="(6,5)" calcext:value-type="string">
            <text:p>(6,5)</text:p>
          </table:table-cell>
          <table:table-cell office:value-type="string" calcext:value-type="string">
            <text:p>,</text:p>
          </table:table-cell>
          <table:table-cell table:formula="of:=COM.MICROSOFT.CONCAT(&quot;(&quot;;[.A7];&quot;,6)&quot;)" office:value-type="string" office:string-value="(6,6)" calcext:value-type="string">
            <text:p>(6,6)</text:p>
          </table:table-cell>
          <table:table-cell office:value-type="string" calcext:value-type="string">
            <text:p>,</text:p>
          </table:table-cell>
          <table:table-cell table:formula="of:=COM.MICROSOFT.CONCAT(&quot;(&quot;;[.A7];&quot;,7)&quot;)" office:value-type="string" office:string-value="(6,7)" calcext:value-type="string">
            <text:p>(6,7)</text:p>
          </table:table-cell>
          <table:table-cell office:value-type="string" calcext:value-type="string">
            <text:p>,</text:p>
          </table:table-cell>
          <table:table-cell table:formula="of:=COM.MICROSOFT.CONCAT(&quot;(&quot;;[.A7];&quot;,8)&quot;)" office:value-type="string" office:string-value="(6,8)" calcext:value-type="string">
            <text:p>(6,8)</text:p>
          </table:table-cell>
          <table:table-cell office:value-type="string" calcext:value-type="string">
            <text:p>,</text:p>
          </table:table-cell>
          <table:table-cell table:formula="of:=COM.MICROSOFT.CONCAT(&quot;(&quot;;[.A7];&quot;,10)&quot;)" office:value-type="string" office:string-value="(6,10)" calcext:value-type="string">
            <text:p>(6,10)</text:p>
          </table:table-cell>
          <table:table-cell office:value-type="string" calcext:value-type="string">
            <text:p>,</text:p>
          </table:table-cell>
          <table:table-cell table:formula="of:=COM.MICROSOFT.CONCAT(&quot;(&quot;;[.A7];&quot;,11)&quot;)" office:value-type="string" office:string-value="(6,11)" calcext:value-type="string">
            <text:p>(6,11)</text:p>
          </table:table-cell>
          <table:table-cell office:value-type="string" calcext:value-type="string">
            <text:p>,</text:p>
          </table:table-cell>
          <table:table-cell table:formula="of:=COM.MICROSOFT.CONCAT(&quot;(&quot;;[.A7];&quot;,12)&quot;)" office:value-type="string" office:string-value="(6,12)" calcext:value-type="string">
            <text:p>(6,12)</text:p>
          </table:table-cell>
          <table:table-cell office:value-type="string" calcext:value-type="string">
            <text:p>,</text:p>
          </table:table-cell>
          <table:table-cell table:formula="of:=COM.MICROSOFT.CONCAT(&quot;(&quot;;[.A7];&quot;,13)&quot;)" office:value-type="string" office:string-value="(6,13)" calcext:value-type="string">
            <text:p>(6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score</text:p>
          </table:table-cell>
          <table:table-cell table:number-columns-repeated="2"/>
          <table:table-cell table:formula="of:=COM.MICROSOFT.CONCAT(&quot;(&quot;;[.A8];&quot;,0)&quot;)" office:value-type="string" office:string-value="(7,0)" calcext:value-type="string">
            <text:p>(7,0)</text:p>
          </table:table-cell>
          <table:table-cell office:value-type="string" calcext:value-type="string">
            <text:p>,</text:p>
          </table:table-cell>
          <table:table-cell table:formula="of:=COM.MICROSOFT.CONCAT(&quot;(&quot;;[.A8];&quot;,5)&quot;)" office:value-type="string" office:string-value="(7,5)" calcext:value-type="string">
            <text:p>(7,5)</text:p>
          </table:table-cell>
          <table:table-cell office:value-type="string" calcext:value-type="string">
            <text:p>,</text:p>
          </table:table-cell>
          <table:table-cell table:formula="of:=COM.MICROSOFT.CONCAT(&quot;(&quot;;[.A8];&quot;,6)&quot;)" office:value-type="string" office:string-value="(7,6)" calcext:value-type="string">
            <text:p>(7,6)</text:p>
          </table:table-cell>
          <table:table-cell office:value-type="string" calcext:value-type="string">
            <text:p>,</text:p>
          </table:table-cell>
          <table:table-cell table:formula="of:=COM.MICROSOFT.CONCAT(&quot;(&quot;;[.A8];&quot;,7)&quot;)" office:value-type="string" office:string-value="(7,7)" calcext:value-type="string">
            <text:p>(7,7)</text:p>
          </table:table-cell>
          <table:table-cell office:value-type="string" calcext:value-type="string">
            <text:p>,</text:p>
          </table:table-cell>
          <table:table-cell table:formula="of:=COM.MICROSOFT.CONCAT(&quot;(&quot;;[.A8];&quot;,8)&quot;)" office:value-type="string" office:string-value="(7,8)" calcext:value-type="string">
            <text:p>(7,8)</text:p>
          </table:table-cell>
          <table:table-cell office:value-type="string" calcext:value-type="string">
            <text:p>,</text:p>
          </table:table-cell>
          <table:table-cell table:formula="of:=COM.MICROSOFT.CONCAT(&quot;(&quot;;[.A8];&quot;,10)&quot;)" office:value-type="string" office:string-value="(7,10)" calcext:value-type="string">
            <text:p>(7,10)</text:p>
          </table:table-cell>
          <table:table-cell office:value-type="string" calcext:value-type="string">
            <text:p>,</text:p>
          </table:table-cell>
          <table:table-cell table:formula="of:=COM.MICROSOFT.CONCAT(&quot;(&quot;;[.A8];&quot;,11)&quot;)" office:value-type="string" office:string-value="(7,11)" calcext:value-type="string">
            <text:p>(7,11)</text:p>
          </table:table-cell>
          <table:table-cell office:value-type="string" calcext:value-type="string">
            <text:p>,</text:p>
          </table:table-cell>
          <table:table-cell table:formula="of:=COM.MICROSOFT.CONCAT(&quot;(&quot;;[.A8];&quot;,12)&quot;)" office:value-type="string" office:string-value="(7,12)" calcext:value-type="string">
            <text:p>(7,12)</text:p>
          </table:table-cell>
          <table:table-cell office:value-type="string" calcext:value-type="string">
            <text:p>,</text:p>
          </table:table-cell>
          <table:table-cell table:formula="of:=COM.MICROSOFT.CONCAT(&quot;(&quot;;[.A8];&quot;,13)&quot;)" office:value-type="string" office:string-value="(7,13)" calcext:value-type="string">
            <text:p>(7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lazy</text:p>
          </table:table-cell>
          <table:table-cell table:number-columns-repeated="2"/>
          <table:table-cell table:formula="of:=COM.MICROSOFT.CONCAT(&quot;(&quot;;[.A9];&quot;,0)&quot;)" office:value-type="string" office:string-value="(8,0)" calcext:value-type="string">
            <text:p>(8,0)</text:p>
          </table:table-cell>
          <table:table-cell office:value-type="string" calcext:value-type="string">
            <text:p>,</text:p>
          </table:table-cell>
          <table:table-cell table:formula="of:=COM.MICROSOFT.CONCAT(&quot;(&quot;;[.A9];&quot;,5)&quot;)" office:value-type="string" office:string-value="(8,5)" calcext:value-type="string">
            <text:p>(8,5)</text:p>
          </table:table-cell>
          <table:table-cell office:value-type="string" calcext:value-type="string">
            <text:p>,</text:p>
          </table:table-cell>
          <table:table-cell table:formula="of:=COM.MICROSOFT.CONCAT(&quot;(&quot;;[.A9];&quot;,6)&quot;)" office:value-type="string" office:string-value="(8,6)" calcext:value-type="string">
            <text:p>(8,6)</text:p>
          </table:table-cell>
          <table:table-cell office:value-type="string" calcext:value-type="string">
            <text:p>,</text:p>
          </table:table-cell>
          <table:table-cell table:formula="of:=COM.MICROSOFT.CONCAT(&quot;(&quot;;[.A9];&quot;,7)&quot;)" office:value-type="string" office:string-value="(8,7)" calcext:value-type="string">
            <text:p>(8,7)</text:p>
          </table:table-cell>
          <table:table-cell office:value-type="string" calcext:value-type="string">
            <text:p>,</text:p>
          </table:table-cell>
          <table:table-cell table:formula="of:=COM.MICROSOFT.CONCAT(&quot;(&quot;;[.A9];&quot;,8)&quot;)" office:value-type="string" office:string-value="(8,8)" calcext:value-type="string">
            <text:p>(8,8)</text:p>
          </table:table-cell>
          <table:table-cell office:value-type="string" calcext:value-type="string">
            <text:p>,</text:p>
          </table:table-cell>
          <table:table-cell table:formula="of:=COM.MICROSOFT.CONCAT(&quot;(&quot;;[.A9];&quot;,10)&quot;)" office:value-type="string" office:string-value="(8,10)" calcext:value-type="string">
            <text:p>(8,10)</text:p>
          </table:table-cell>
          <table:table-cell office:value-type="string" calcext:value-type="string">
            <text:p>,</text:p>
          </table:table-cell>
          <table:table-cell table:formula="of:=COM.MICROSOFT.CONCAT(&quot;(&quot;;[.A9];&quot;,11)&quot;)" office:value-type="string" office:string-value="(8,11)" calcext:value-type="string">
            <text:p>(8,11)</text:p>
          </table:table-cell>
          <table:table-cell office:value-type="string" calcext:value-type="string">
            <text:p>,</text:p>
          </table:table-cell>
          <table:table-cell table:formula="of:=COM.MICROSOFT.CONCAT(&quot;(&quot;;[.A9];&quot;,12)&quot;)" office:value-type="string" office:string-value="(8,12)" calcext:value-type="string">
            <text:p>(8,12)</text:p>
          </table:table-cell>
          <table:table-cell office:value-type="string" calcext:value-type="string">
            <text:p>,</text:p>
          </table:table-cell>
          <table:table-cell table:formula="of:=COM.MICROSOFT.CONCAT(&quot;(&quot;;[.A9];&quot;,13)&quot;)" office:value-type="string" office:string-value="(8,13)" calcext:value-type="string">
            <text:p>(8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have</text:p>
          </table:table-cell>
          <table:table-cell table:number-columns-repeated="2"/>
          <table:table-cell table:formula="of:=COM.MICROSOFT.CONCAT(&quot;(&quot;;[.A10];&quot;,0)&quot;)" office:value-type="string" office:string-value="(9,0)" calcext:value-type="string">
            <text:p>(9,0)</text:p>
          </table:table-cell>
          <table:table-cell office:value-type="string" calcext:value-type="string">
            <text:p>,</text:p>
          </table:table-cell>
          <table:table-cell table:formula="of:=COM.MICROSOFT.CONCAT(&quot;(&quot;;[.A10];&quot;,5)&quot;)" office:value-type="string" office:string-value="(9,5)" calcext:value-type="string">
            <text:p>(9,5)</text:p>
          </table:table-cell>
          <table:table-cell office:value-type="string" calcext:value-type="string">
            <text:p>,</text:p>
          </table:table-cell>
          <table:table-cell table:formula="of:=COM.MICROSOFT.CONCAT(&quot;(&quot;;[.A10];&quot;,6)&quot;)" office:value-type="string" office:string-value="(9,6)" calcext:value-type="string">
            <text:p>(9,6)</text:p>
          </table:table-cell>
          <table:table-cell office:value-type="string" calcext:value-type="string">
            <text:p>,</text:p>
          </table:table-cell>
          <table:table-cell table:formula="of:=COM.MICROSOFT.CONCAT(&quot;(&quot;;[.A10];&quot;,7)&quot;)" office:value-type="string" office:string-value="(9,7)" calcext:value-type="string">
            <text:p>(9,7)</text:p>
          </table:table-cell>
          <table:table-cell office:value-type="string" calcext:value-type="string">
            <text:p>,</text:p>
          </table:table-cell>
          <table:table-cell table:formula="of:=COM.MICROSOFT.CONCAT(&quot;(&quot;;[.A10];&quot;,8)&quot;)" office:value-type="string" office:string-value="(9,8)" calcext:value-type="string">
            <text:p>(9,8)</text:p>
          </table:table-cell>
          <table:table-cell office:value-type="string" calcext:value-type="string">
            <text:p>,</text:p>
          </table:table-cell>
          <table:table-cell table:formula="of:=COM.MICROSOFT.CONCAT(&quot;(&quot;;[.A10];&quot;,10)&quot;)" office:value-type="string" office:string-value="(9,10)" calcext:value-type="string">
            <text:p>(9,10)</text:p>
          </table:table-cell>
          <table:table-cell office:value-type="string" calcext:value-type="string">
            <text:p>,</text:p>
          </table:table-cell>
          <table:table-cell table:formula="of:=COM.MICROSOFT.CONCAT(&quot;(&quot;;[.A10];&quot;,11)&quot;)" office:value-type="string" office:string-value="(9,11)" calcext:value-type="string">
            <text:p>(9,11)</text:p>
          </table:table-cell>
          <table:table-cell office:value-type="string" calcext:value-type="string">
            <text:p>,</text:p>
          </table:table-cell>
          <table:table-cell table:formula="of:=COM.MICROSOFT.CONCAT(&quot;(&quot;;[.A10];&quot;,12)&quot;)" office:value-type="string" office:string-value="(9,12)" calcext:value-type="string">
            <text:p>(9,12)</text:p>
          </table:table-cell>
          <table:table-cell office:value-type="string" calcext:value-type="string">
            <text:p>,</text:p>
          </table:table-cell>
          <table:table-cell table:formula="of:=COM.MICROSOFT.CONCAT(&quot;(&quot;;[.A10];&quot;,13)&quot;)" office:value-type="string" office:string-value="(9,13)" calcext:value-type="string">
            <text:p>(9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ut</text:p>
          </table:table-cell>
          <table:table-cell table:number-columns-repeated="2"/>
          <table:table-cell table:formula="of:=COM.MICROSOFT.CONCAT(&quot;(&quot;;[.A11];&quot;,0)&quot;)" office:value-type="string" office:string-value="(10,0)" calcext:value-type="string">
            <text:p>(10,0)</text:p>
          </table:table-cell>
          <table:table-cell office:value-type="string" calcext:value-type="string">
            <text:p>,</text:p>
          </table:table-cell>
          <table:table-cell table:formula="of:=COM.MICROSOFT.CONCAT(&quot;(&quot;;[.A11];&quot;,5)&quot;)" office:value-type="string" office:string-value="(10,5)" calcext:value-type="string">
            <text:p>(10,5)</text:p>
          </table:table-cell>
          <table:table-cell office:value-type="string" calcext:value-type="string">
            <text:p>,</text:p>
          </table:table-cell>
          <table:table-cell table:formula="of:=COM.MICROSOFT.CONCAT(&quot;(&quot;;[.A11];&quot;,6)&quot;)" office:value-type="string" office:string-value="(10,6)" calcext:value-type="string">
            <text:p>(10,6)</text:p>
          </table:table-cell>
          <table:table-cell office:value-type="string" calcext:value-type="string">
            <text:p>,</text:p>
          </table:table-cell>
          <table:table-cell table:formula="of:=COM.MICROSOFT.CONCAT(&quot;(&quot;;[.A11];&quot;,7)&quot;)" office:value-type="string" office:string-value="(10,7)" calcext:value-type="string">
            <text:p>(10,7)</text:p>
          </table:table-cell>
          <table:table-cell office:value-type="string" calcext:value-type="string">
            <text:p>,</text:p>
          </table:table-cell>
          <table:table-cell table:formula="of:=COM.MICROSOFT.CONCAT(&quot;(&quot;;[.A11];&quot;,8)&quot;)" office:value-type="string" office:string-value="(10,8)" calcext:value-type="string">
            <text:p>(10,8)</text:p>
          </table:table-cell>
          <table:table-cell office:value-type="string" calcext:value-type="string">
            <text:p>,</text:p>
          </table:table-cell>
          <table:table-cell table:formula="of:=COM.MICROSOFT.CONCAT(&quot;(&quot;;[.A11];&quot;,10)&quot;)" office:value-type="string" office:string-value="(10,10)" calcext:value-type="string">
            <text:p>(10,10)</text:p>
          </table:table-cell>
          <table:table-cell office:value-type="string" calcext:value-type="string">
            <text:p>,</text:p>
          </table:table-cell>
          <table:table-cell table:formula="of:=COM.MICROSOFT.CONCAT(&quot;(&quot;;[.A11];&quot;,11)&quot;)" office:value-type="string" office:string-value="(10,11)" calcext:value-type="string">
            <text:p>(10,11)</text:p>
          </table:table-cell>
          <table:table-cell office:value-type="string" calcext:value-type="string">
            <text:p>,</text:p>
          </table:table-cell>
          <table:table-cell table:formula="of:=COM.MICROSOFT.CONCAT(&quot;(&quot;;[.A11];&quot;,12)&quot;)" office:value-type="string" office:string-value="(10,12)" calcext:value-type="string">
            <text:p>(10,12)</text:p>
          </table:table-cell>
          <table:table-cell office:value-type="string" calcext:value-type="string">
            <text:p>,</text:p>
          </table:table-cell>
          <table:table-cell table:formula="of:=COM.MICROSOFT.CONCAT(&quot;(&quot;;[.A11];&quot;,13)&quot;)" office:value-type="string" office:string-value="(10,13)" calcext:value-type="string">
            <text:p>(10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ssipFactor</text:p>
          </table:table-cell>
          <table:table-cell table:number-columns-repeated="2"/>
          <table:table-cell table:formula="of:=COM.MICROSOFT.CONCAT(&quot;(&quot;;[.A12];&quot;,0)&quot;)" office:value-type="string" office:string-value="(11,0)" calcext:value-type="string">
            <text:p>(11,0)</text:p>
          </table:table-cell>
          <table:table-cell office:value-type="string" calcext:value-type="string">
            <text:p>,</text:p>
          </table:table-cell>
          <table:table-cell table:formula="of:=COM.MICROSOFT.CONCAT(&quot;(&quot;;[.A12];&quot;,5)&quot;)" office:value-type="string" office:string-value="(11,5)" calcext:value-type="string">
            <text:p>(11,5)</text:p>
          </table:table-cell>
          <table:table-cell office:value-type="string" calcext:value-type="string">
            <text:p>,</text:p>
          </table:table-cell>
          <table:table-cell table:formula="of:=COM.MICROSOFT.CONCAT(&quot;(&quot;;[.A12];&quot;,6)&quot;)" office:value-type="string" office:string-value="(11,6)" calcext:value-type="string">
            <text:p>(11,6)</text:p>
          </table:table-cell>
          <table:table-cell office:value-type="string" calcext:value-type="string">
            <text:p>,</text:p>
          </table:table-cell>
          <table:table-cell table:formula="of:=COM.MICROSOFT.CONCAT(&quot;(&quot;;[.A12];&quot;,7)&quot;)" office:value-type="string" office:string-value="(11,7)" calcext:value-type="string">
            <text:p>(11,7)</text:p>
          </table:table-cell>
          <table:table-cell office:value-type="string" calcext:value-type="string">
            <text:p>,</text:p>
          </table:table-cell>
          <table:table-cell table:formula="of:=COM.MICROSOFT.CONCAT(&quot;(&quot;;[.A12];&quot;,8)&quot;)" office:value-type="string" office:string-value="(11,8)" calcext:value-type="string">
            <text:p>(11,8)</text:p>
          </table:table-cell>
          <table:table-cell office:value-type="string" calcext:value-type="string">
            <text:p>,</text:p>
          </table:table-cell>
          <table:table-cell table:formula="of:=COM.MICROSOFT.CONCAT(&quot;(&quot;;[.A12];&quot;,10)&quot;)" office:value-type="string" office:string-value="(11,10)" calcext:value-type="string">
            <text:p>(11,10)</text:p>
          </table:table-cell>
          <table:table-cell office:value-type="string" calcext:value-type="string">
            <text:p>,</text:p>
          </table:table-cell>
          <table:table-cell table:formula="of:=COM.MICROSOFT.CONCAT(&quot;(&quot;;[.A12];&quot;,11)&quot;)" office:value-type="string" office:string-value="(11,11)" calcext:value-type="string">
            <text:p>(11,11)</text:p>
          </table:table-cell>
          <table:table-cell office:value-type="string" calcext:value-type="string">
            <text:p>,</text:p>
          </table:table-cell>
          <table:table-cell table:formula="of:=COM.MICROSOFT.CONCAT(&quot;(&quot;;[.A12];&quot;,12)&quot;)" office:value-type="string" office:string-value="(11,12)" calcext:value-type="string">
            <text:p>(11,12)</text:p>
          </table:table-cell>
          <table:table-cell office:value-type="string" calcext:value-type="string">
            <text:p>,</text:p>
          </table:table-cell>
          <table:table-cell table:formula="of:=COM.MICROSOFT.CONCAT(&quot;(&quot;;[.A12];&quot;,13)&quot;)" office:value-type="string" office:string-value="(11,13)" calcext:value-type="string">
            <text:p>(11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erval</text:p>
          </table:table-cell>
          <table:table-cell table:number-columns-repeated="2"/>
          <table:table-cell table:formula="of:=COM.MICROSOFT.CONCAT(&quot;(&quot;;[.A13];&quot;,0)&quot;)" office:value-type="string" office:string-value="(12,0)" calcext:value-type="string">
            <text:p>(12,0)</text:p>
          </table:table-cell>
          <table:table-cell office:value-type="string" calcext:value-type="string">
            <text:p>,</text:p>
          </table:table-cell>
          <table:table-cell table:formula="of:=COM.MICROSOFT.CONCAT(&quot;(&quot;;[.A13];&quot;,5)&quot;)" office:value-type="string" office:string-value="(12,5)" calcext:value-type="string">
            <text:p>(12,5)</text:p>
          </table:table-cell>
          <table:table-cell office:value-type="string" calcext:value-type="string">
            <text:p>,</text:p>
          </table:table-cell>
          <table:table-cell table:formula="of:=COM.MICROSOFT.CONCAT(&quot;(&quot;;[.A13];&quot;,6)&quot;)" office:value-type="string" office:string-value="(12,6)" calcext:value-type="string">
            <text:p>(12,6)</text:p>
          </table:table-cell>
          <table:table-cell office:value-type="string" calcext:value-type="string">
            <text:p>,</text:p>
          </table:table-cell>
          <table:table-cell table:formula="of:=COM.MICROSOFT.CONCAT(&quot;(&quot;;[.A13];&quot;,7)&quot;)" office:value-type="string" office:string-value="(12,7)" calcext:value-type="string">
            <text:p>(12,7)</text:p>
          </table:table-cell>
          <table:table-cell office:value-type="string" calcext:value-type="string">
            <text:p>,</text:p>
          </table:table-cell>
          <table:table-cell table:formula="of:=COM.MICROSOFT.CONCAT(&quot;(&quot;;[.A13];&quot;,8)&quot;)" office:value-type="string" office:string-value="(12,8)" calcext:value-type="string">
            <text:p>(12,8)</text:p>
          </table:table-cell>
          <table:table-cell office:value-type="string" calcext:value-type="string">
            <text:p>,</text:p>
          </table:table-cell>
          <table:table-cell table:formula="of:=COM.MICROSOFT.CONCAT(&quot;(&quot;;[.A13];&quot;,10)&quot;)" office:value-type="string" office:string-value="(12,10)" calcext:value-type="string">
            <text:p>(12,10)</text:p>
          </table:table-cell>
          <table:table-cell office:value-type="string" calcext:value-type="string">
            <text:p>,</text:p>
          </table:table-cell>
          <table:table-cell table:formula="of:=COM.MICROSOFT.CONCAT(&quot;(&quot;;[.A13];&quot;,11)&quot;)" office:value-type="string" office:string-value="(12,11)" calcext:value-type="string">
            <text:p>(12,11)</text:p>
          </table:table-cell>
          <table:table-cell office:value-type="string" calcext:value-type="string">
            <text:p>,</text:p>
          </table:table-cell>
          <table:table-cell table:formula="of:=COM.MICROSOFT.CONCAT(&quot;(&quot;;[.A13];&quot;,12)&quot;)" office:value-type="string" office:string-value="(12,12)" calcext:value-type="string">
            <text:p>(12,12)</text:p>
          </table:table-cell>
          <table:table-cell office:value-type="string" calcext:value-type="string">
            <text:p>,</text:p>
          </table:table-cell>
          <table:table-cell table:formula="of:=COM.MICROSOFT.CONCAT(&quot;(&quot;;[.A13];&quot;,13)&quot;)" office:value-type="string" office:string-value="(12,13)" calcext:value-type="string">
            <text:p>(12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pology</text:p>
          </table:table-cell>
          <table:table-cell table:number-columns-repeated="2"/>
          <table:table-cell table:formula="of:=COM.MICROSOFT.CONCAT(&quot;(&quot;;[.A14];&quot;,0)&quot;)" office:value-type="string" office:string-value="(13,0)" calcext:value-type="string">
            <text:p>(13,0)</text:p>
          </table:table-cell>
          <table:table-cell office:value-type="string" calcext:value-type="string">
            <text:p>,</text:p>
          </table:table-cell>
          <table:table-cell table:formula="of:=COM.MICROSOFT.CONCAT(&quot;(&quot;;[.A14];&quot;,5)&quot;)" office:value-type="string" office:string-value="(13,5)" calcext:value-type="string">
            <text:p>(13,5)</text:p>
          </table:table-cell>
          <table:table-cell office:value-type="string" calcext:value-type="string">
            <text:p>,</text:p>
          </table:table-cell>
          <table:table-cell table:formula="of:=COM.MICROSOFT.CONCAT(&quot;(&quot;;[.A14];&quot;,6)&quot;)" office:value-type="string" office:string-value="(13,6)" calcext:value-type="string">
            <text:p>(13,6)</text:p>
          </table:table-cell>
          <table:table-cell office:value-type="string" calcext:value-type="string">
            <text:p>,</text:p>
          </table:table-cell>
          <table:table-cell table:formula="of:=COM.MICROSOFT.CONCAT(&quot;(&quot;;[.A14];&quot;,7)&quot;)" office:value-type="string" office:string-value="(13,7)" calcext:value-type="string">
            <text:p>(13,7)</text:p>
          </table:table-cell>
          <table:table-cell office:value-type="string" calcext:value-type="string">
            <text:p>,</text:p>
          </table:table-cell>
          <table:table-cell table:formula="of:=COM.MICROSOFT.CONCAT(&quot;(&quot;;[.A14];&quot;,8)&quot;)" office:value-type="string" office:string-value="(13,8)" calcext:value-type="string">
            <text:p>(13,8)</text:p>
          </table:table-cell>
          <table:table-cell office:value-type="string" calcext:value-type="string">
            <text:p>,</text:p>
          </table:table-cell>
          <table:table-cell table:formula="of:=COM.MICROSOFT.CONCAT(&quot;(&quot;;[.A14];&quot;,10)&quot;)" office:value-type="string" office:string-value="(13,10)" calcext:value-type="string">
            <text:p>(13,10)</text:p>
          </table:table-cell>
          <table:table-cell office:value-type="string" calcext:value-type="string">
            <text:p>,</text:p>
          </table:table-cell>
          <table:table-cell table:formula="of:=COM.MICROSOFT.CONCAT(&quot;(&quot;;[.A14];&quot;,11)&quot;)" office:value-type="string" office:string-value="(13,11)" calcext:value-type="string">
            <text:p>(13,11)</text:p>
          </table:table-cell>
          <table:table-cell office:value-type="string" calcext:value-type="string">
            <text:p>,</text:p>
          </table:table-cell>
          <table:table-cell table:formula="of:=COM.MICROSOFT.CONCAT(&quot;(&quot;;[.A14];&quot;,12)&quot;)" office:value-type="string" office:string-value="(13,12)" calcext:value-type="string">
            <text:p>(13,12)</text:p>
          </table:table-cell>
          <table:table-cell office:value-type="string" calcext:value-type="string">
            <text:p>,</text:p>
          </table:table-cell>
          <table:table-cell table:formula="of:=COM.MICROSOFT.CONCAT(&quot;(&quot;;[.A14];&quot;,13)&quot;)" office:value-type="string" office:string-value="(13,13)" calcext:value-type="string">
            <text:p>(13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pagationTime</text:p>
          </table:table-cell>
          <table:table-cell table:number-columns-repeated="2"/>
          <table:table-cell table:formula="of:=COM.MICROSOFT.CONCAT(&quot;(&quot;;[.A15];&quot;,0)&quot;)" office:value-type="string" office:string-value="(14,0)" calcext:value-type="string">
            <text:p>(14,0)</text:p>
          </table:table-cell>
          <table:table-cell office:value-type="string" calcext:value-type="string">
            <text:p>,</text:p>
          </table:table-cell>
          <table:table-cell table:formula="of:=COM.MICROSOFT.CONCAT(&quot;(&quot;;[.A15];&quot;,5)&quot;)" office:value-type="string" office:string-value="(14,5)" calcext:value-type="string">
            <text:p>(14,5)</text:p>
          </table:table-cell>
          <table:table-cell office:value-type="string" calcext:value-type="string">
            <text:p>,</text:p>
          </table:table-cell>
          <table:table-cell table:formula="of:=COM.MICROSOFT.CONCAT(&quot;(&quot;;[.A15];&quot;,6)&quot;)" office:value-type="string" office:string-value="(14,6)" calcext:value-type="string">
            <text:p>(14,6)</text:p>
          </table:table-cell>
          <table:table-cell office:value-type="string" calcext:value-type="string">
            <text:p>,</text:p>
          </table:table-cell>
          <table:table-cell table:formula="of:=COM.MICROSOFT.CONCAT(&quot;(&quot;;[.A15];&quot;,7)&quot;)" office:value-type="string" office:string-value="(14,7)" calcext:value-type="string">
            <text:p>(14,7)</text:p>
          </table:table-cell>
          <table:table-cell office:value-type="string" calcext:value-type="string">
            <text:p>,</text:p>
          </table:table-cell>
          <table:table-cell table:formula="of:=COM.MICROSOFT.CONCAT(&quot;(&quot;;[.A15];&quot;,8)&quot;)" office:value-type="string" office:string-value="(14,8)" calcext:value-type="string">
            <text:p>(14,8)</text:p>
          </table:table-cell>
          <table:table-cell office:value-type="string" calcext:value-type="string">
            <text:p>,</text:p>
          </table:table-cell>
          <table:table-cell table:formula="of:=COM.MICROSOFT.CONCAT(&quot;(&quot;;[.A15];&quot;,10)&quot;)" office:value-type="string" office:string-value="(14,10)" calcext:value-type="string">
            <text:p>(14,10)</text:p>
          </table:table-cell>
          <table:table-cell office:value-type="string" calcext:value-type="string">
            <text:p>,</text:p>
          </table:table-cell>
          <table:table-cell table:formula="of:=COM.MICROSOFT.CONCAT(&quot;(&quot;;[.A15];&quot;,11)&quot;)" office:value-type="string" office:string-value="(14,11)" calcext:value-type="string">
            <text:p>(14,11)</text:p>
          </table:table-cell>
          <table:table-cell office:value-type="string" calcext:value-type="string">
            <text:p>,</text:p>
          </table:table-cell>
          <table:table-cell table:formula="of:=COM.MICROSOFT.CONCAT(&quot;(&quot;;[.A15];&quot;,12)&quot;)" office:value-type="string" office:string-value="(14,12)" calcext:value-type="string">
            <text:p>(14,12)</text:p>
          </table:table-cell>
          <table:table-cell office:value-type="string" calcext:value-type="string">
            <text:p>,</text:p>
          </table:table-cell>
          <table:table-cell table:formula="of:=COM.MICROSOFT.CONCAT(&quot;(&quot;;[.A15];&quot;,13)&quot;)" office:value-type="string" office:string-value="(14,13)" calcext:value-type="string">
            <text:p>(14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ssageOverhead</text:p>
          </table:table-cell>
          <table:table-cell table:number-columns-repeated="2"/>
          <table:table-cell table:formula="of:=COM.MICROSOFT.CONCAT(&quot;(&quot;;[.A16];&quot;,0)&quot;)" office:value-type="string" office:string-value="(15,0)" calcext:value-type="string">
            <text:p>(15,0)</text:p>
          </table:table-cell>
          <table:table-cell office:value-type="string" calcext:value-type="string">
            <text:p>,</text:p>
          </table:table-cell>
          <table:table-cell table:formula="of:=COM.MICROSOFT.CONCAT(&quot;(&quot;;[.A16];&quot;,5)&quot;)" office:value-type="string" office:string-value="(15,5)" calcext:value-type="string">
            <text:p>(15,5)</text:p>
          </table:table-cell>
          <table:table-cell office:value-type="string" calcext:value-type="string">
            <text:p>,</text:p>
          </table:table-cell>
          <table:table-cell table:formula="of:=COM.MICROSOFT.CONCAT(&quot;(&quot;;[.A16];&quot;,6)&quot;)" office:value-type="string" office:string-value="(15,6)" calcext:value-type="string">
            <text:p>(15,6)</text:p>
          </table:table-cell>
          <table:table-cell office:value-type="string" calcext:value-type="string">
            <text:p>,</text:p>
          </table:table-cell>
          <table:table-cell table:formula="of:=COM.MICROSOFT.CONCAT(&quot;(&quot;;[.A16];&quot;,7)&quot;)" office:value-type="string" office:string-value="(15,7)" calcext:value-type="string">
            <text:p>(15,7)</text:p>
          </table:table-cell>
          <table:table-cell office:value-type="string" calcext:value-type="string">
            <text:p>,</text:p>
          </table:table-cell>
          <table:table-cell table:formula="of:=COM.MICROSOFT.CONCAT(&quot;(&quot;;[.A16];&quot;,8)&quot;)" office:value-type="string" office:string-value="(15,8)" calcext:value-type="string">
            <text:p>(15,8)</text:p>
          </table:table-cell>
          <table:table-cell office:value-type="string" calcext:value-type="string">
            <text:p>,</text:p>
          </table:table-cell>
          <table:table-cell table:formula="of:=COM.MICROSOFT.CONCAT(&quot;(&quot;;[.A16];&quot;,10)&quot;)" office:value-type="string" office:string-value="(15,10)" calcext:value-type="string">
            <text:p>(15,10)</text:p>
          </table:table-cell>
          <table:table-cell office:value-type="string" calcext:value-type="string">
            <text:p>,</text:p>
          </table:table-cell>
          <table:table-cell table:formula="of:=COM.MICROSOFT.CONCAT(&quot;(&quot;;[.A16];&quot;,11)&quot;)" office:value-type="string" office:string-value="(15,11)" calcext:value-type="string">
            <text:p>(15,11)</text:p>
          </table:table-cell>
          <table:table-cell office:value-type="string" calcext:value-type="string">
            <text:p>,</text:p>
          </table:table-cell>
          <table:table-cell table:formula="of:=COM.MICROSOFT.CONCAT(&quot;(&quot;;[.A16];&quot;,12)&quot;)" office:value-type="string" office:string-value="(15,12)" calcext:value-type="string">
            <text:p>(15,12)</text:p>
          </table:table-cell>
          <table:table-cell office:value-type="string" calcext:value-type="string">
            <text:p>,</text:p>
          </table:table-cell>
          <table:table-cell table:formula="of:=COM.MICROSOFT.CONCAT(&quot;(&quot;;[.A16];&quot;,13)&quot;)" office:value-type="string" office:string-value="(15,13)" calcext:value-type="string">
            <text:p>(15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ssageBandwidth</text:p>
          </table:table-cell>
          <table:table-cell table:number-columns-repeated="2"/>
          <table:table-cell table:formula="of:=COM.MICROSOFT.CONCAT(&quot;(&quot;;[.A17];&quot;,0)&quot;)" office:value-type="string" office:string-value="(16,0)" calcext:value-type="string">
            <text:p>(16,0)</text:p>
          </table:table-cell>
          <table:table-cell office:value-type="string" calcext:value-type="string">
            <text:p>,</text:p>
          </table:table-cell>
          <table:table-cell table:formula="of:=COM.MICROSOFT.CONCAT(&quot;(&quot;;[.A17];&quot;,5)&quot;)" office:value-type="string" office:string-value="(16,5)" calcext:value-type="string">
            <text:p>(16,5)</text:p>
          </table:table-cell>
          <table:table-cell office:value-type="string" calcext:value-type="string">
            <text:p>,</text:p>
          </table:table-cell>
          <table:table-cell table:formula="of:=COM.MICROSOFT.CONCAT(&quot;(&quot;;[.A17];&quot;,6)&quot;)" office:value-type="string" office:string-value="(16,6)" calcext:value-type="string">
            <text:p>(16,6)</text:p>
          </table:table-cell>
          <table:table-cell office:value-type="string" calcext:value-type="string">
            <text:p>,</text:p>
          </table:table-cell>
          <table:table-cell table:formula="of:=COM.MICROSOFT.CONCAT(&quot;(&quot;;[.A17];&quot;,7)&quot;)" office:value-type="string" office:string-value="(16,7)" calcext:value-type="string">
            <text:p>(16,7)</text:p>
          </table:table-cell>
          <table:table-cell office:value-type="string" calcext:value-type="string">
            <text:p>,</text:p>
          </table:table-cell>
          <table:table-cell table:formula="of:=COM.MICROSOFT.CONCAT(&quot;(&quot;;[.A17];&quot;,8)&quot;)" office:value-type="string" office:string-value="(16,8)" calcext:value-type="string">
            <text:p>(16,8)</text:p>
          </table:table-cell>
          <table:table-cell office:value-type="string" calcext:value-type="string">
            <text:p>,</text:p>
          </table:table-cell>
          <table:table-cell table:formula="of:=COM.MICROSOFT.CONCAT(&quot;(&quot;;[.A17];&quot;,10)&quot;)" office:value-type="string" office:string-value="(16,10)" calcext:value-type="string">
            <text:p>(16,10)</text:p>
          </table:table-cell>
          <table:table-cell office:value-type="string" calcext:value-type="string">
            <text:p>,</text:p>
          </table:table-cell>
          <table:table-cell table:formula="of:=COM.MICROSOFT.CONCAT(&quot;(&quot;;[.A17];&quot;,11)&quot;)" office:value-type="string" office:string-value="(16,11)" calcext:value-type="string">
            <text:p>(16,11)</text:p>
          </table:table-cell>
          <table:table-cell office:value-type="string" calcext:value-type="string">
            <text:p>,</text:p>
          </table:table-cell>
          <table:table-cell table:formula="of:=COM.MICROSOFT.CONCAT(&quot;(&quot;;[.A17];&quot;,12)&quot;)" office:value-type="string" office:string-value="(16,12)" calcext:value-type="string">
            <text:p>(16,12)</text:p>
          </table:table-cell>
          <table:table-cell office:value-type="string" calcext:value-type="string">
            <text:p>,</text:p>
          </table:table-cell>
          <table:table-cell table:formula="of:=COM.MICROSOFT.CONCAT(&quot;(&quot;;[.A17];&quot;,13)&quot;)" office:value-type="string" office:string-value="(16,13)" calcext:value-type="string">
            <text:p>(16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talBandwidth</text:p>
          </table:table-cell>
          <table:table-cell table:number-columns-repeated="2"/>
          <table:table-cell table:formula="of:=COM.MICROSOFT.CONCAT(&quot;(&quot;;[.A18];&quot;,0)&quot;)" office:value-type="string" office:string-value="(17,0)" calcext:value-type="string">
            <text:p>(17,0)</text:p>
          </table:table-cell>
          <table:table-cell office:value-type="string" calcext:value-type="string">
            <text:p>,</text:p>
          </table:table-cell>
          <table:table-cell table:formula="of:=COM.MICROSOFT.CONCAT(&quot;(&quot;;[.A18];&quot;,5)&quot;)" office:value-type="string" office:string-value="(17,5)" calcext:value-type="string">
            <text:p>(17,5)</text:p>
          </table:table-cell>
          <table:table-cell office:value-type="string" calcext:value-type="string">
            <text:p>,</text:p>
          </table:table-cell>
          <table:table-cell table:formula="of:=COM.MICROSOFT.CONCAT(&quot;(&quot;;[.A18];&quot;,6)&quot;)" office:value-type="string" office:string-value="(17,6)" calcext:value-type="string">
            <text:p>(17,6)</text:p>
          </table:table-cell>
          <table:table-cell office:value-type="string" calcext:value-type="string">
            <text:p>,</text:p>
          </table:table-cell>
          <table:table-cell table:formula="of:=COM.MICROSOFT.CONCAT(&quot;(&quot;;[.A18];&quot;,7)&quot;)" office:value-type="string" office:string-value="(17,7)" calcext:value-type="string">
            <text:p>(17,7)</text:p>
          </table:table-cell>
          <table:table-cell office:value-type="string" calcext:value-type="string">
            <text:p>,</text:p>
          </table:table-cell>
          <table:table-cell table:formula="of:=COM.MICROSOFT.CONCAT(&quot;(&quot;;[.A18];&quot;,8)&quot;)" office:value-type="string" office:string-value="(17,8)" calcext:value-type="string">
            <text:p>(17,8)</text:p>
          </table:table-cell>
          <table:table-cell office:value-type="string" calcext:value-type="string">
            <text:p>,</text:p>
          </table:table-cell>
          <table:table-cell table:formula="of:=COM.MICROSOFT.CONCAT(&quot;(&quot;;[.A18];&quot;,10)&quot;)" office:value-type="string" office:string-value="(17,10)" calcext:value-type="string">
            <text:p>(17,10)</text:p>
          </table:table-cell>
          <table:table-cell office:value-type="string" calcext:value-type="string">
            <text:p>,</text:p>
          </table:table-cell>
          <table:table-cell table:formula="of:=COM.MICROSOFT.CONCAT(&quot;(&quot;;[.A18];&quot;,11)&quot;)" office:value-type="string" office:string-value="(17,11)" calcext:value-type="string">
            <text:p>(17,11)</text:p>
          </table:table-cell>
          <table:table-cell office:value-type="string" calcext:value-type="string">
            <text:p>,</text:p>
          </table:table-cell>
          <table:table-cell table:formula="of:=COM.MICROSOFT.CONCAT(&quot;(&quot;;[.A18];&quot;,12)&quot;)" office:value-type="string" office:string-value="(17,12)" calcext:value-type="string">
            <text:p>(17,12)</text:p>
          </table:table-cell>
          <table:table-cell office:value-type="string" calcext:value-type="string">
            <text:p>,</text:p>
          </table:table-cell>
          <table:table-cell table:formula="of:=COM.MICROSOFT.CONCAT(&quot;(&quot;;[.A18];&quot;,13)&quot;)" office:value-type="string" office:string-value="(17,13)" calcext:value-type="string">
            <text:p>(17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ssipBandwidth</text:p>
          </table:table-cell>
          <table:table-cell table:number-columns-repeated="2"/>
          <table:table-cell table:formula="of:=COM.MICROSOFT.CONCAT(&quot;(&quot;;[.A19];&quot;,0)&quot;)" office:value-type="string" office:string-value="(18,0)" calcext:value-type="string">
            <text:p>(18,0)</text:p>
          </table:table-cell>
          <table:table-cell office:value-type="string" calcext:value-type="string">
            <text:p>,</text:p>
          </table:table-cell>
          <table:table-cell table:formula="of:=COM.MICROSOFT.CONCAT(&quot;(&quot;;[.A19];&quot;,5)&quot;)" office:value-type="string" office:string-value="(18,5)" calcext:value-type="string">
            <text:p>(18,5)</text:p>
          </table:table-cell>
          <table:table-cell office:value-type="string" calcext:value-type="string">
            <text:p>,</text:p>
          </table:table-cell>
          <table:table-cell table:formula="of:=COM.MICROSOFT.CONCAT(&quot;(&quot;;[.A19];&quot;,6)&quot;)" office:value-type="string" office:string-value="(18,6)" calcext:value-type="string">
            <text:p>(18,6)</text:p>
          </table:table-cell>
          <table:table-cell office:value-type="string" calcext:value-type="string">
            <text:p>,</text:p>
          </table:table-cell>
          <table:table-cell table:formula="of:=COM.MICROSOFT.CONCAT(&quot;(&quot;;[.A19];&quot;,7)&quot;)" office:value-type="string" office:string-value="(18,7)" calcext:value-type="string">
            <text:p>(18,7)</text:p>
          </table:table-cell>
          <table:table-cell office:value-type="string" calcext:value-type="string">
            <text:p>,</text:p>
          </table:table-cell>
          <table:table-cell table:formula="of:=COM.MICROSOFT.CONCAT(&quot;(&quot;;[.A19];&quot;,8)&quot;)" office:value-type="string" office:string-value="(18,8)" calcext:value-type="string">
            <text:p>(18,8)</text:p>
          </table:table-cell>
          <table:table-cell office:value-type="string" calcext:value-type="string">
            <text:p>,</text:p>
          </table:table-cell>
          <table:table-cell table:formula="of:=COM.MICROSOFT.CONCAT(&quot;(&quot;;[.A19];&quot;,10)&quot;)" office:value-type="string" office:string-value="(18,10)" calcext:value-type="string">
            <text:p>(18,10)</text:p>
          </table:table-cell>
          <table:table-cell office:value-type="string" calcext:value-type="string">
            <text:p>,</text:p>
          </table:table-cell>
          <table:table-cell table:formula="of:=COM.MICROSOFT.CONCAT(&quot;(&quot;;[.A19];&quot;,11)&quot;)" office:value-type="string" office:string-value="(18,11)" calcext:value-type="string">
            <text:p>(18,11)</text:p>
          </table:table-cell>
          <table:table-cell office:value-type="string" calcext:value-type="string">
            <text:p>,</text:p>
          </table:table-cell>
          <table:table-cell table:formula="of:=COM.MICROSOFT.CONCAT(&quot;(&quot;;[.A19];&quot;,12)&quot;)" office:value-type="string" office:string-value="(18,12)" calcext:value-type="string">
            <text:p>(18,12)</text:p>
          </table:table-cell>
          <table:table-cell office:value-type="string" calcext:value-type="string">
            <text:p>,</text:p>
          </table:table-cell>
          <table:table-cell table:formula="of:=COM.MICROSOFT.CONCAT(&quot;(&quot;;[.A19];&quot;,13)&quot;)" office:value-type="string" office:string-value="(18,13)" calcext:value-type="string">
            <text:p>(18,13)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formula="of:=COM.MICROSOFT.CONCAT([.E1:.V19])" office:value-type="string" office:string-value="(0,0),(0,5),(0,6),(0,7),(0,8),(0,10),(0,11),(0,12),(0,13)(1,0),(1,5),(1,6),(1,7),(1,8),(1,10),(1,11),(1,12),(1,13),(2,0),(2,5),(2,6),(2,7),(2,8),(2,10),(2,11),(2,12),(2,13),(3,0),(3,5),(3,6),(3,7),(3,8),(3,10),(3,11),(3,12),(3,13),(4,0),(4,5),(4,6),(4,7),(4,8),(4,10),(4,11),(4,12),(4,13),(5,0),(5,5),(5,6),(5,7),(5,8),(5,10),(5,11),(5,12),(5,13),(6,0),(6,5),(6,6),(6,7),(6,8),(6,10),(6,11),(6,12),(6,13),(7,0),(7,5),(7,6),(7,7),(7,8),(7,10),(7,11),(7,12),(7,13),(8,0),(8,5),(8,6),(8,7),(8,8),(8,10),(8,11),(8,12),(8,13),(9,0),(9,5),(9,6),(9,7),(9,8),(9,10),(9,11),(9,12),(9,13),(10,0),(10,5),(10,6),(10,7),(10,8),(10,10),(10,11),(10,12),(10,13),(11,0),(11,5),(11,6),(11,7),(11,8),(11,10),(11,11),(11,12),(11,13),(12,0),(12,5),(12,6),(12,7),(12,8),(12,10),(12,11),(12,12),(12,13),(13,0),(13,5),(13,6),(13,7),(13,8),(13,10),(13,11),(13,12),(13,13),(14,0),(14,5),(14,6),(14,7),(14,8),(14,10),(14,11),(14,12),(14,13),(15,0),(15,5),(15,6),(15,7),(15,8),(15,10),(15,11),(15,12),(15,13),(16,0),(16,5),(16,6),(16,7),(16,8),(16,10),(16,11),(16,12),(16,13),(17,0),(17,5),(17,6),(17,7),(17,8),(17,10),(17,11),(17,12),(17,13),(18,0),(18,5),(18,6),(18,7),(18,8),(18,10),(18,11),(18,12),(18,13)," calcext:value-type="string">
            <text:p>(0,0),(0,5),(0,6),(0,7),(0,8),(0,10),(0,11),(0,12),(0,13)(1,0),(1,5),(1,6),(1,7),(1,8),(1,10),(1,11),(1,12),(1,13),(2,0),(2,5),(2,6),(2,7),(2,8),(2,10),(2,11),(2,12),(2,13),(3,0),(3,5),(3,6),(3,7),(3,8),(3,10),(3,11),(3,12),(3,13),(4,0),(4,5),(4,6),(4,7),(4,8),(4,10),(4,11),(4,12),(4,13),(5,0),(5,5),(5,6),(5,7),(5,8),(5,10),(5,11),(5,12),(5,13),(6,0),(6,5),(6,6),(6,7),(6,8),(6,10),(6,11),(6,12),(6,13),(7,0),(7,5),(7,6),(7,7),(7,8),(7,10),(7,11),(7,12),(7,13),(8,0),(8,5),(8,6),(8,7),(8,8),(8,10),(8,11),(8,12),(8,13),(9,0),(9,5),(9,6),(9,7),(9,8),(9,10),(9,11),(9,12),(9,13),(10,0),(10,5),(10,6),(10,7),(10,8),(10,10),(10,11),(10,12),(10,13),(11,0),(11,5),(11,6),(11,7),(11,8),(11,10),(11,11),(11,12),(11,13),(12,0),(12,5),(12,6),(12,7),(12,8),(12,10),(12,11),(12,12),(12,13),(13,0),(13,5),(13,6),(13,7),(13,8),(13,10),(13,11),(13,12),(13,13),(14,0),(14,5),(14,6),(14,7),(14,8),(14,10),(14,11),(14,12),(14,13),(15,0),(15,5),(15,6),(15,7),(15,8),(15,10),(15,11),(15,12),(15,13),(16,0),(16,5),(16,6),(16,7),(16,8),(16,10),(16,11),(16,12),(16,13),(17,0),(17,5),(17,6),(17,7),(17,8),(17,10),(17,11),(17,12),(17,13),(18,0),(18,5),(18,6),(18,7),(18,8),(18,10),(18,11),(18,12),(18,13),</text:p>
          </table:table-cell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messageReceived</text:p>
          </table:table-cell>
          <table:table-cell office:value-type="string" calcext:value-type="string">
            <text:p>graft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prune</text:p>
          </table:table-cell>
          <table:table-cell office:value-type="string" calcext:value-type="string">
            <text:p>iwant</text:p>
          </table:table-cell>
          <table:table-cell office:value-type="string" calcext:value-type="string">
            <text:p>dlo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dscore</text:p>
          </table:table-cell>
          <table:table-cell office:value-type="string" calcext:value-type="string">
            <text:p>dlazy</text:p>
          </table:table-cell>
          <table:table-cell office:value-type="string" calcext:value-type="string">
            <text:p>ihave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gossipFactor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propagationTime</text:p>
          </table:table-cell>
          <table:table-cell office:value-type="string" calcext:value-type="string">
            <text:p>messageOverhead</text:p>
          </table:table-cell>
          <table:table-cell office:value-type="string" calcext:value-type="string">
            <text:p>messageBandwidth</text:p>
          </table:table-cell>
          <table:table-cell office:value-type="string" calcext:value-type="string">
            <text:p>totalBandwidth</text:p>
          </table:table-cell>
          <table:table-cell office:value-type="string" calcext:value-type="string">
            <text:p>gossipBandwidth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COM.MICROSOFT.CONCAT([.A1];&quot;:'&quot;;[.B1];&quot;',&quot;)" office:value-type="string" office:string-value="0:'d'," calcext:value-type="string">
            <text:p>0:'d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2];&quot;:'&quot;;[.B2];&quot;',&quot;)" office:value-type="string" office:string-value="1:'messageReceived'," calcext:value-type="string">
            <text:p>1:'messageReceived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3];&quot;:'&quot;;[.B3];&quot;',&quot;)" office:value-type="string" office:string-value="2:'graft'," calcext:value-type="string">
            <text:p>2:'graft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4];&quot;:'&quot;;[.B4];&quot;',&quot;)" office:value-type="string" office:string-value="3:'prune'," calcext:value-type="string">
            <text:p>3:'prune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5];&quot;:'&quot;;[.B5];&quot;',&quot;)" office:value-type="string" office:string-value="4:'iwant'," calcext:value-type="string">
            <text:p>4:'iwant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6];&quot;:'&quot;;[.B6];&quot;',&quot;)" office:value-type="string" office:string-value="5:'dlo'," calcext:value-type="string">
            <text:p>5:'dlo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7];&quot;:'&quot;;[.B7];&quot;',&quot;)" office:value-type="string" office:string-value="6:'dhi'," calcext:value-type="string">
            <text:p>6:'dhi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8];&quot;:'&quot;;[.B8];&quot;',&quot;)" office:value-type="string" office:string-value="7:'dscore'," calcext:value-type="string">
            <text:p>7:'dscore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9];&quot;:'&quot;;[.B9];&quot;',&quot;)" office:value-type="string" office:string-value="8:'dlazy'," calcext:value-type="string">
            <text:p>8:'dlazy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10];&quot;:'&quot;;[.B10];&quot;',&quot;)" office:value-type="string" office:string-value="9:'ihave'," calcext:value-type="string">
            <text:p>9:'ihave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11];&quot;:'&quot;;[.B11];&quot;',&quot;)" office:value-type="string" office:string-value="10:'dout'," calcext:value-type="string">
            <text:p>10:'dout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12];&quot;:'&quot;;[.B12];&quot;',&quot;)" office:value-type="string" office:string-value="11:'gossipFactor'," calcext:value-type="string">
            <text:p>11:'gossipFactor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13];&quot;:'&quot;;[.B13];&quot;',&quot;)" office:value-type="string" office:string-value="12:'interval'," calcext:value-type="string">
            <text:p>12:'interval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14];&quot;:'&quot;;[.B14];&quot;',&quot;)" office:value-type="string" office:string-value="13:'topology'," calcext:value-type="string">
            <text:p>13:'topology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15];&quot;:'&quot;;[.B15];&quot;',&quot;)" office:value-type="string" office:string-value="14:'propagationTime'," calcext:value-type="string">
            <text:p>14:'propagationTime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16];&quot;:'&quot;;[.B16];&quot;',&quot;)" office:value-type="string" office:string-value="15:'messageOverhead'," calcext:value-type="string">
            <text:p>15:'messageOverhead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17];&quot;:'&quot;;[.B17];&quot;',&quot;)" office:value-type="string" office:string-value="16:'messageBandwidth'," calcext:value-type="string">
            <text:p>16:'messageBandwidth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18];&quot;:'&quot;;[.B18];&quot;',&quot;)" office:value-type="string" office:string-value="17:'totalBandwidth'," calcext:value-type="string">
            <text:p>17:'totalBandwidth',</text:p>
          </table:table-cell>
          <table:table-cell table:number-columns-repeated="20"/>
        </table:table-row>
        <table:table-row table:style-name="ro1">
          <table:table-cell/>
          <table:table-cell table:formula="of:=COM.MICROSOFT.CONCAT([.A19];&quot;:'&quot;;[.B19];&quot;',&quot;)" office:value-type="string" office:string-value="18:'gossipBandwidth'," calcext:value-type="string">
            <text:p>18:'gossipBandwidth',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5:33:06.555889809</meta:creation-date>
    <meta:editing-duration>PT1H41S</meta:editing-duration>
    <meta:editing-cycles>3</meta:editing-cycles>
    <meta:generator>LibreOffice/7.3.7.2$Linux_X86_64 LibreOffice_project/30$Build-2</meta:generator>
    <dc:date>2023-12-06T14:37:36.808560427</dc:date>
    <meta:document-statistic meta:table-count="1" meta:cell-count="418" meta:object-count="0"/>
  </office:meta>
</office:document-meta>
</file>